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3a1" officeooo:paragraph-rsid="001563a1"/>
    </style:style>
    <style:style style:name="P2" style:family="paragraph" style:parent-style-name="Standard">
      <style:paragraph-properties fo:text-align="start" style:justify-single-word="false"/>
      <style:text-properties officeooo:rsid="001563a1" officeooo:paragraph-rsid="00156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Exam Study Guide</text:p>
      <text:p text:style-name="P1"/>
      <text:p text:style-name="P2">Homework Questions and Answer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08:33.602000000</meta:creation-date>
    <meta:generator>LibreOffice/5.3.0.3$Windows_x86 LibreOffice_project/7074905676c47b82bbcfbea1aeefc84afe1c50e1</meta:generator>
    <dc:date>2017-11-22T19:09:14.044000000</dc:date>
    <meta:editing-duration>PT41S</meta:editing-duration>
    <meta:editing-cycles>1</meta:editing-cycles>
    <meta:document-statistic meta:table-count="0" meta:image-count="0" meta:object-count="0" meta:page-count="1" meta:paragraph-count="2" meta:word-count="8" meta:character-count="53" meta:non-whitespace-character-count="47"/>
  </office:meta>
</office:document-meta>
</file>